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2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1.24pt"/>
    </style:style>
    <style:style style:name="co4" style:family="table-column">
      <style:table-column-properties fo:break-before="auto" style:column-width="249.99pt"/>
    </style:style>
    <style:style style:name="co5" style:family="table-column">
      <style:table-column-properties fo:break-before="auto" style:column-width="29.14pt"/>
    </style:style>
    <style:style style:name="co6" style:family="table-column">
      <style:table-column-properties fo:break-before="auto" style:column-width="15.99pt"/>
    </style:style>
    <style:style style:name="ro1" style:family="table-row">
      <style:table-row-properties style:row-height="9.7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ta1" style:family="table" style:master-page-name="PageStyle_5f_CONSOLIDACAO">
      <style:table-properties table:display="true" style:writing-mode="lr-tb"/>
    </style:style>
    <style:style style:name="ta2" style:family="table" style:master-page-name="PageStyle_5f_Zorin_20__28_Nativo_29_">
      <style:table-properties table:display="true" style:writing-mode="lr-tb"/>
    </style:style>
    <style:style style:name="ta3" style:family="table" style:master-page-name="PageStyle_5f_Fedora_20__28_VM-L_29_">
      <style:table-properties table:display="true" style:writing-mode="lr-tb"/>
    </style:style>
    <style:style style:name="ta4" style:family="table" style:master-page-name="PageStyle_5f_Windows_20__28_VM-L_29_">
      <style:table-properties table:display="true" style:writing-mode="lr-tb"/>
    </style:style>
    <style:style style:name="ta5" style:family="table" style:master-page-name="PageStyle_5f_Windows_20__28_Nativo_29_">
      <style:table-properties table:display="true" style:writing-mode="lr-tb"/>
    </style:style>
    <style:style style:name="ta6" style:family="table" style:master-page-name="PageStyle_5f_Zorin_20__28_VM-W_29_">
      <style:table-properties table:display="true" style:writing-mode="lr-tb"/>
    </style:style>
    <style:style style:name="ta7" style:family="table" style:master-page-name="PageStyle_5f_Fedora_20__28_VM-W_29_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SOLIDACA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07" table:default-cell-style-name="Default"/>
        <table:table-row table:style-name="ro1">
          <table:table-cell table:style-name="ce1"/>
          <table:table-cell table:style-name="ce2" table:number-columns-repeated="7"/>
          <table:table-cell table:style-name="ce1"/>
          <table:table-cell table:number-columns-repeated="1015"/>
        </table:table-row>
        <table:table-row table:style-name="ro2">
          <table:table-cell table:style-name="ce1"/>
          <table:table-cell table:style-name="ce3" office:value-type="string" calcext:value-type="string" table:number-columns-spanned="7" table:number-rows-spanned="2">
            <text:p>TESTE A - Soma de inteiros</text:p>
          </table:table-cell>
          <table:covered-table-cell table:number-columns-repeated="5" table:style-name="ce7"/>
          <table:covered-table-cell table:style-name="ce13"/>
          <table:table-cell table:style-name="ce1"/>
          <table:table-cell table:style-name="ce3" office:value-type="string" calcext:value-type="string" table:number-columns-spanned="4" table:number-rows-spanned="2">
            <text:p>TESTE Z de Compatibilidade: TESTE A</text:p>
          </table:table-cell>
          <table:covered-table-cell table:number-columns-repeated="2" table:style-name="ce7"/>
          <table:covered-table-cell table:style-name="ce13"/>
          <table:table-cell table:number-columns-repeated="1011"/>
        </table:table-row>
        <table:table-row table:style-name="ro2">
          <table:table-cell table:style-name="ce1"/>
          <table:covered-table-cell table:style-name="ce4"/>
          <table:covered-table-cell table:number-columns-repeated="5"/>
          <table:covered-table-cell table:style-name="ce14"/>
          <table:table-cell table:style-name="ce1"/>
          <table:covered-table-cell table:style-name="ce4"/>
          <table:covered-table-cell table:number-columns-repeated="2"/>
          <table:covered-table-cell table:style-name="ce14"/>
          <table:table-cell table:number-columns-repeated="1011"/>
        </table:table-row>
        <table:table-row table:style-name="ro2">
          <table:table-cell table:style-name="ce1"/>
          <table:table-cell table:style-name="ce5"/>
          <table:table-cell table:style-name="ce8" office:value-type="string" calcext:value-type="string">
            <text:p>Zorin 16.2</text:p>
            <text:p>(Nativo)</text:p>
          </table:table-cell>
          <table:table-cell table:style-name="ce8" office:value-type="string" calcext:value-type="string">
            <text:p>Fedora 37</text:p>
            <text:p>(VM Linux)</text:p>
          </table:table-cell>
          <table:table-cell table:style-name="ce8" office:value-type="string" calcext:value-type="string">
            <text:p>Windows</text:p>
            <text:p>(VM Linux)</text:p>
          </table:table-cell>
          <table:table-cell table:style-name="ce8" office:value-type="string" calcext:value-type="string">
            <text:p>Windows</text:p>
            <text:p>(Nativo)</text:p>
          </table:table-cell>
          <table:table-cell table:style-name="ce8" office:value-type="string" calcext:value-type="string">
            <text:p>Zorin 16.2</text:p>
            <text:p>(VM Windows)</text:p>
          </table:table-cell>
          <table:table-cell table:style-name="ce8" office:value-type="string" calcext:value-type="string">
            <text:p>Fedora 37</text:p>
            <text:p>(VM Windows)</text:p>
          </table:table-cell>
          <table:table-cell table:style-name="ce1"/>
          <table:table-cell table:style-name="ce15"/>
          <table:table-cell table:style-name="ce18" office:value-type="string" calcext:value-type="string">
            <text:p>Zorin 16.2</text:p>
          </table:table-cell>
          <table:table-cell table:style-name="ce18" office:value-type="string" calcext:value-type="string">
            <text:p>Fedora 37</text:p>
          </table:table-cell>
          <table:table-cell table:style-name="ce18" office:value-type="string" calcext:value-type="string">
            <text:p>Windows</text:p>
          </table:table-cell>
          <table:table-cell table:number-columns-repeated="1011"/>
        </table:table-row>
        <table:table-row table:style-name="ro2">
          <table:table-cell table:style-name="ce1"/>
          <table:table-cell table:style-name="ce6" office:value-type="string" calcext:value-type="string">
            <text:p>Média</text:p>
          </table:table-cell>
          <table:table-cell table:style-name="ce9" table:formula="of:=[$'Zorin (Nativo)'.E4]" office:value-type="float" office:value="22" calcext:value-type="float">
            <text:p>22</text:p>
          </table:table-cell>
          <table:table-cell table:style-name="ce9" table:formula="of:=[$'Fedora (VM-L)'.E4]" office:value-type="float" office:value="23" calcext:value-type="float">
            <text:p>23</text:p>
          </table:table-cell>
          <table:table-cell table:style-name="ce9" table:formula="of:=[$'Windows (VM-L)'.E4]" office:value-type="float" office:value="23" calcext:value-type="float">
            <text:p>23</text:p>
          </table:table-cell>
          <table:table-cell table:style-name="ce9" table:formula="of:=[$'Windows (Nativo)'.E4]" office:value-type="float" office:value="22" calcext:value-type="float">
            <text:p>22</text:p>
          </table:table-cell>
          <table:table-cell table:style-name="ce9" table:formula="of:=[$'Zorin (VM-W)'.E4]" office:value-type="float" office:value="23" calcext:value-type="float">
            <text:p>23</text:p>
          </table:table-cell>
          <table:table-cell table:style-name="ce9" table:formula="of:=[$'Fedora (VM-W)'.E4]" office:value-type="float" office:value="23" calcext:value-type="float">
            <text:p>23</text:p>
          </table:table-cell>
          <table:table-cell table:style-name="ce1"/>
          <table:table-cell table:style-name="ce16" office:value-type="string" calcext:value-type="string">
            <text:p>Compatibilidade</text:p>
          </table:table-cell>
          <table:table-cell table:style-name="ce19" table:formula="of:=ABS([.C5]-[.G5])/SQRT([.C6]*[.C6] + [.G6]*[.G6])" office:value-type="float" office:value="1.35216796622051" calcext:value-type="float">
            <text:p>1.4</text:p>
          </table:table-cell>
          <table:table-cell table:style-name="ce19" table:formula="of:=ABS([.D5]-[.H5])/SQRT([.D6]*[.D6] + [.H6]*[.H6])" office:value-type="float" office:value="0" calcext:value-type="float">
            <text:p>0.0</text:p>
          </table:table-cell>
          <table:table-cell table:style-name="ce19" table:formula="of:=ABS([.E5]-[.F5])/SQRT([.E6]*[.E6] + [.F6]*[.F6])" office:value-type="float" office:value="1.620474571" calcext:value-type="float">
            <text:p>1.6</text:p>
          </table:table-cell>
          <table:table-cell table:number-columns-repeated="1011"/>
        </table:table-row>
        <table:table-row table:style-name="ro2">
          <table:table-cell table:style-name="ce1"/>
          <table:table-cell table:style-name="ce6" office:value-type="string" calcext:value-type="string">
            <text:p>Desvio Padrao</text:p>
          </table:table-cell>
          <table:table-cell table:style-name="ce10" table:formula="of:=[$'Zorin (Nativo)'.F4]" office:value-type="float" office:value="0.1979486637" calcext:value-type="float">
            <text:p>0.20</text:p>
          </table:table-cell>
          <table:table-cell table:style-name="ce10" table:formula="of:=[$'Fedora (VM-L)'.F4]" office:value-type="float" office:value="0.4045657788" calcext:value-type="float">
            <text:p>0.40</text:p>
          </table:table-cell>
          <table:table-cell table:style-name="ce10" table:formula="of:=[$'Windows (VM-L)'.F4]" office:value-type="float" office:value="0.4184519576" calcext:value-type="float">
            <text:p>0.42</text:p>
          </table:table-cell>
          <table:table-cell table:style-name="ce10" table:formula="of:=[$'Windows (Nativo)'.F4]" office:value-type="float" office:value="0.4535573676" calcext:value-type="float">
            <text:p>0.45</text:p>
          </table:table-cell>
          <table:table-cell table:style-name="ce10" table:formula="of:=[$'Zorin (VM-W)'.F4]" office:value-type="float" office:value="0.7125693665" calcext:value-type="float">
            <text:p>0.71</text:p>
          </table:table-cell>
          <table:table-cell table:style-name="ce10" table:formula="of:=[$'Fedora (VM-W)'.F4]" office:value-type="float" office:value="2.089819834" calcext:value-type="float">
            <text:p>2.09</text:p>
          </table:table-cell>
          <table:table-cell table:style-name="ce1"/>
          <table:table-cell table:style-name="ce16" office:value-type="string" calcext:value-type="string">
            <text:p>Linux</text:p>
          </table:table-cell>
          <table:table-cell table:style-name="ce20" table:formula="of:=CONCATENATE(ROUND(([.C5]*100)/[.G5] -100;1);&quot;% (Host)&quot;)" office:value-type="string" office:string-value="-4.3% (Host)" calcext:value-type="string">
            <text:p>-4.3% (Host)</text:p>
          </table:table-cell>
          <table:table-cell table:style-name="ce20" table:formula="of:=CONCATENATE(ROUND(([.D5]*100)/[.H5] -100;1);&quot;%&quot;)" office:value-type="string" office:string-value="0%" calcext:value-type="string">
            <text:p>0%</text:p>
          </table:table-cell>
          <table:table-cell table:style-name="ce20" table:formula="of:=CONCATENATE(ROUND(([.E5]*100)/[.F5] -100;1);&quot;%&quot;)" office:value-type="string" office:string-value="4.5%" calcext:value-type="string">
            <text:p>4.5%</text:p>
          </table:table-cell>
          <table:table-cell table:number-columns-repeated="1011"/>
        </table:table-row>
        <table:table-row table:style-name="ro2">
          <table:table-cell table:style-name="ce1" table:number-columns-repeated="2"/>
          <table:table-cell table:style-name="ce11" table:number-columns-repeated="4"/>
          <table:table-cell table:style-name="ce12" table:number-columns-repeated="2"/>
          <table:table-cell table:style-name="ce1"/>
          <table:table-cell table:style-name="ce16" office:value-type="string" calcext:value-type="string">
            <text:p>Windows</text:p>
          </table:table-cell>
          <table:table-cell table:style-name="ce20" table:formula="of:=CONCATENATE(ROUND(([.G5]*100)/[.C5] -100;1);&quot;%&quot;)" office:value-type="string" office:string-value="4.5%" calcext:value-type="string">
            <text:p>4.5%</text:p>
          </table:table-cell>
          <table:table-cell table:style-name="ce20" table:formula="of:=CONCATENATE(ROUND(([.H5]*100)/[.D5] -100;1);&quot;%&quot;)" office:value-type="string" office:string-value="0%" calcext:value-type="string">
            <text:p>0%</text:p>
          </table:table-cell>
          <table:table-cell table:style-name="ce20" table:formula="of:=CONCATENATE(ROUND(([.F5]*100)/[.E5] -100;1);&quot;% (Host)&quot;)" office:value-type="string" office:string-value="-4.3% (Host)" calcext:value-type="string">
            <text:p>-4.3% (Host)</text:p>
          </table:table-cell>
          <table:table-cell table:number-columns-repeated="1011"/>
        </table:table-row>
        <table:table-row table:style-name="ro2">
          <table:table-cell table:style-name="ce1" table:number-columns-repeated="2"/>
          <table:table-cell table:style-name="ce11" table:number-columns-repeated="4"/>
          <table:table-cell table:style-name="ce12" table:number-columns-repeated="2"/>
          <table:table-cell table:style-name="ce1"/>
          <table:table-cell table:style-name="ce17" table:number-columns-repeated="4"/>
          <table:table-cell table:number-columns-repeated="1011"/>
        </table:table-row>
        <table:table-row table:style-name="ro2">
          <table:table-cell table:style-name="ce1"/>
          <table:table-cell table:style-name="ce3" office:value-type="string" calcext:value-type="string" table:number-columns-spanned="7" table:number-rows-spanned="2">
            <text:p>TESTE B - Cálculo de números primos</text:p>
          </table:table-cell>
          <table:covered-table-cell table:number-columns-repeated="5" table:style-name="ce7"/>
          <table:covered-table-cell table:style-name="ce13"/>
          <table:table-cell table:style-name="ce1"/>
          <table:table-cell table:style-name="ce3" office:value-type="string" calcext:value-type="string" table:number-columns-spanned="4" table:number-rows-spanned="2">
            <text:p>TESTE Z de Compatibilidade: TESTE B</text:p>
          </table:table-cell>
          <table:covered-table-cell table:number-columns-repeated="2" table:style-name="ce7"/>
          <table:covered-table-cell table:style-name="ce13"/>
          <table:table-cell table:number-columns-repeated="1011"/>
        </table:table-row>
        <table:table-row table:style-name="ro2">
          <table:table-cell table:style-name="ce1"/>
          <table:covered-table-cell table:style-name="ce4"/>
          <table:covered-table-cell table:number-columns-repeated="5"/>
          <table:covered-table-cell table:style-name="ce14"/>
          <table:table-cell table:style-name="ce1"/>
          <table:covered-table-cell table:style-name="ce4"/>
          <table:covered-table-cell table:number-columns-repeated="2"/>
          <table:covered-table-cell table:style-name="ce14"/>
          <table:table-cell table:number-columns-repeated="1011"/>
        </table:table-row>
        <table:table-row table:style-name="ro2">
          <table:table-cell table:style-name="ce1"/>
          <table:table-cell table:style-name="ce5"/>
          <table:table-cell table:style-name="ce8" office:value-type="string" calcext:value-type="string">
            <text:p>Zorin 16.2</text:p>
            <text:p>(Nativo)</text:p>
          </table:table-cell>
          <table:table-cell table:style-name="ce8" office:value-type="string" calcext:value-type="string">
            <text:p>Fedora 37</text:p>
            <text:p>(VM Linux)</text:p>
          </table:table-cell>
          <table:table-cell table:style-name="ce8" office:value-type="string" calcext:value-type="string">
            <text:p>Windows</text:p>
            <text:p>(VM Linux)</text:p>
          </table:table-cell>
          <table:table-cell table:style-name="ce8" office:value-type="string" calcext:value-type="string">
            <text:p>Windows</text:p>
            <text:p>(Nativo)</text:p>
          </table:table-cell>
          <table:table-cell table:style-name="ce8" office:value-type="string" calcext:value-type="string">
            <text:p>Zorin 16.2</text:p>
            <text:p>(VM Windows)</text:p>
          </table:table-cell>
          <table:table-cell table:style-name="ce8" office:value-type="string" calcext:value-type="string">
            <text:p>Fedora 37</text:p>
            <text:p>(VM Windows)</text:p>
          </table:table-cell>
          <table:table-cell table:style-name="ce1"/>
          <table:table-cell table:style-name="ce15"/>
          <table:table-cell table:style-name="ce18" office:value-type="string" calcext:value-type="string">
            <text:p>Zorin 16.2</text:p>
          </table:table-cell>
          <table:table-cell table:style-name="ce18" office:value-type="string" calcext:value-type="string">
            <text:p>Fedora 37</text:p>
          </table:table-cell>
          <table:table-cell table:style-name="ce18" office:value-type="string" calcext:value-type="string">
            <text:p>Windows</text:p>
          </table:table-cell>
          <table:table-cell table:number-columns-repeated="1011"/>
        </table:table-row>
        <table:table-row table:style-name="ro2">
          <table:table-cell table:style-name="ce1"/>
          <table:table-cell table:style-name="ce6" office:value-type="string" calcext:value-type="string">
            <text:p>Média</text:p>
          </table:table-cell>
          <table:table-cell table:style-name="ce9" table:formula="of:=[$'Zorin (Nativo)'.L4]" office:value-type="float" office:value="109" calcext:value-type="float">
            <text:p>109</text:p>
          </table:table-cell>
          <table:table-cell table:style-name="ce9" table:formula="of:=[$'Fedora (VM-L)'.L4]" office:value-type="float" office:value="101" calcext:value-type="float">
            <text:p>101</text:p>
          </table:table-cell>
          <table:table-cell table:style-name="ce9" table:formula="of:=[$'Windows (VM-L)'.L4]" office:value-type="float" office:value="101" calcext:value-type="float">
            <text:p>101</text:p>
          </table:table-cell>
          <table:table-cell table:style-name="ce9" table:formula="of:=[$'Windows (Nativo)'.L4]" office:value-type="float" office:value="99" calcext:value-type="float">
            <text:p>99</text:p>
          </table:table-cell>
          <table:table-cell table:style-name="ce9" table:formula="of:=[$'Zorin (VM-W)'.L4]" office:value-type="float" office:value="101" calcext:value-type="float">
            <text:p>101</text:p>
          </table:table-cell>
          <table:table-cell table:style-name="ce9" table:formula="of:=[$'Fedora (VM-W)'.L4]" office:value-type="float" office:value="103.5" calcext:value-type="float">
            <text:p>104</text:p>
          </table:table-cell>
          <table:table-cell table:style-name="ce1"/>
          <table:table-cell table:style-name="ce16" office:value-type="string" calcext:value-type="string">
            <text:p>Compatibilidade</text:p>
          </table:table-cell>
          <table:table-cell table:style-name="ce19" table:formula="of:=ABS([.C12]-[.G12])/SQRT([.C13]*[.C13] + [.G13]*[.G13])" office:value-type="float" office:value="7.51469149284525" calcext:value-type="float">
            <text:p>7.5</text:p>
          </table:table-cell>
          <table:table-cell table:style-name="ce19" table:formula="of:=ABS([.D12]-[.H12])/SQRT([.D13]*[.D13] + [.H13]*[.H13])" office:value-type="float" office:value="0.71601780778937" calcext:value-type="float">
            <text:p>0.7</text:p>
          </table:table-cell>
          <table:table-cell table:style-name="ce19" table:formula="of:=ABS([.E12]-[.F12])/SQRT([.E13]*[.E13] + [.F13]*[.F13])" office:value-type="float" office:value="1.541241909" calcext:value-type="float">
            <text:p>1.5</text:p>
          </table:table-cell>
          <table:table-cell table:number-columns-repeated="1011"/>
        </table:table-row>
        <table:table-row table:style-name="ro2">
          <table:table-cell table:style-name="ce1"/>
          <table:table-cell table:style-name="ce6" office:value-type="string" calcext:value-type="string">
            <text:p>Desvio Padrao</text:p>
          </table:table-cell>
          <table:table-cell table:style-name="ce10" table:formula="of:=[$'Zorin (Nativo)'.M4]" office:value-type="float" office:value="0.504006933" calcext:value-type="float">
            <text:p>0.50</text:p>
          </table:table-cell>
          <table:table-cell table:style-name="ce10" table:formula="of:=[$'Fedora (VM-L)'.M4]" office:value-type="float" office:value="0.9855274567" calcext:value-type="float">
            <text:p>0.99</text:p>
          </table:table-cell>
          <table:table-cell table:style-name="ce10" table:formula="of:=[$'Windows (VM-L)'.M4]" office:value-type="float" office:value="0.504006933" calcext:value-type="float">
            <text:p>0.50</text:p>
          </table:table-cell>
          <table:table-cell table:style-name="ce10" table:formula="of:=[$'Windows (Nativo)'.M4]" office:value-type="float" office:value="1.195778013" calcext:value-type="float">
            <text:p>1.20</text:p>
          </table:table-cell>
          <table:table-cell table:style-name="ce10" table:formula="of:=[$'Zorin (VM-W)'.M4]" office:value-type="float" office:value="0.9377154925" calcext:value-type="float">
            <text:p>0.94</text:p>
          </table:table-cell>
          <table:table-cell table:style-name="ce10" table:formula="of:=[$'Fedora (VM-W)'.M4]" office:value-type="float" office:value="3.349558214" calcext:value-type="float">
            <text:p>3.35</text:p>
          </table:table-cell>
          <table:table-cell table:style-name="ce1"/>
          <table:table-cell table:style-name="ce16" office:value-type="string" calcext:value-type="string">
            <text:p>Linux</text:p>
          </table:table-cell>
          <table:table-cell table:style-name="ce20" table:formula="of:=CONCATENATE(ROUND(([.C12]*100)/[.G12] -100;1);&quot;% (Host)&quot;)" office:value-type="string" office:string-value="7.9% (Host)" calcext:value-type="string">
            <text:p>7.9% (Host)</text:p>
          </table:table-cell>
          <table:table-cell table:style-name="ce20" table:formula="of:=CONCATENATE(ROUND(([.D12]*100)/[.H12] -100;1);&quot;%&quot;)" office:value-type="string" office:string-value="-2.4%" calcext:value-type="string">
            <text:p>-2.4%</text:p>
          </table:table-cell>
          <table:table-cell table:style-name="ce20" table:formula="of:=CONCATENATE(ROUND(([.E12]*100)/[.F12] -100;1);&quot;%&quot;)" office:value-type="string" office:string-value="2%" calcext:value-type="string">
            <text:p>2%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string" calcext:value-type="string">
            <text:p>Windows</text:p>
          </table:table-cell>
          <table:table-cell table:style-name="ce20" table:formula="of:=CONCATENATE(ROUND([.G12]*100/[.C12] - 100;1);&quot;%&quot;)" office:value-type="string" office:string-value="-7.3%" calcext:value-type="string">
            <text:p>-7.3%</text:p>
          </table:table-cell>
          <table:table-cell table:style-name="ce20" table:formula="of:=CONCATENATE(ROUND(([.H12]*100)/[.D12] -100;1);&quot;%&quot;)" office:value-type="string" office:string-value="2.5%" calcext:value-type="string">
            <text:p>2.5%</text:p>
          </table:table-cell>
          <table:table-cell table:style-name="ce20" table:formula="of:=CONCATENATE(ROUND(([.F12]*100)/[.E12] -100;1);&quot;% (Host)&quot;)" office:value-type="string" office:string-value="-2% (Host)" calcext:value-type="string">
            <text:p>-2% (Host)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CONSOLIDACAO.F32" table:end-x="41.87pt" table:end-y="4.45pt" draw:z-index="0" draw:name="Chart 1" draw:style-name="gr1" draw:text-style-name="P1" svg:width="322.47pt" svg:height="245.96pt" svg:x="0pt" svg:y="10.49pt">
              <draw:object draw:notify-on-update-of-ranges="CONSOLIDACAO.C4:CONSOLIDACAO.C4 CONSOLIDACAO.C5:CONSOLIDACAO.C5 CONSOLIDACAO.G4:CONSOLIDACAO.G4 CONSOLIDACAO.G5:CONSOLIDACAO.G5 CONSOLIDACAO.D4:CONSOLIDACAO.D4 CONSOLIDACAO.D5:CONSOLIDACAO.D5 CONSOLIDACAO.H4:CONSOLIDACAO.H4 CONSOLIDACAO.H5:CONSOLIDACAO.H5 CONSOLIDACAO.E4:CONSOLIDACAO.E4 CONSOLIDACAO.E5:CONSOLIDACAO.E5 CONSOLIDACAO.F4:CONSOLIDACAO.F4 CONSOLIDACAO.F5:CONSOLIDACAO.F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CONSOLIDACAO.J32" table:end-x="72.62pt" table:end-y="4.45pt" draw:z-index="1" draw:name="Chart 2" draw:style-name="gr1" draw:text-style-name="P1" svg:width="322.47pt" svg:height="245.96pt" svg:x="30.76pt" svg:y="10.49pt">
              <draw:object draw:notify-on-update-of-ranges="CONSOLIDACAO.C11:CONSOLIDACAO.C11 CONSOLIDACAO.C12:CONSOLIDACAO.C12 CONSOLIDACAO.G11:CONSOLIDACAO.G11 CONSOLIDACAO.G12:CONSOLIDACAO.G12 CONSOLIDACAO.D11:CONSOLIDACAO.D11 CONSOLIDACAO.D12:CONSOLIDACAO.D12 CONSOLIDACAO.H11:CONSOLIDACAO.H11 CONSOLIDACAO.H12:CONSOLIDACAO.H12 CONSOLIDACAO.E11:CONSOLIDACAO.E11 CONSOLIDACAO.E12:CONSOLIDACAO.E12 CONSOLIDACAO.F11:CONSOLIDACAO.F11 CONSOLIDACAO.F12:CONSOLIDACAO.F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orin (Nativo)" table:style-name="ta2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20" table:default-cell-style-name="Default"/>
        <table:table-row table:style-name="ro2">
          <table:table-cell/>
          <table:table-cell table:style-name="ce22" office:value-type="string" calcext:value-type="string" table:number-columns-spanned="5" table:number-rows-spanned="1">
            <text:p>TESTE A</text:p>
          </table:table-cell>
          <table:covered-table-cell table:number-columns-repeated="4"/>
          <table:table-cell table:number-columns-repeated="2"/>
          <table:table-cell table:style-name="ce22" office:value-type="string" calcext:value-type="string" table:number-columns-spanned="5" table:number-rows-spanned="1">
            <text:p>TESTE B</text:p>
          </table:table-cell>
          <table:covered-table-cell table:number-columns-repeated="4"/>
          <table:table-cell table:number-columns-repeated="1011"/>
        </table:table-row>
        <table:table-row table:style-name="ro4">
          <table:table-cell/>
          <table:table-cell table:style-name="ce23" table:number-columns-repeated="2"/>
          <table:table-cell table:number-columns-repeated="5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21"/>
          <table:table-cell table:style-name="ce24" office:value-type="string" calcext:value-type="string">
            <text:p>N˚ Teste</text:p>
          </table:table-cell>
          <table:table-cell table:style-name="ce24" office:value-type="string" calcext:value-type="string">
            <text:p>Tempo de Execução (s)</text:p>
          </table:table-cell>
          <table:table-cell table:style-name="ce21"/>
          <table:table-cell table:style-name="ce24" office:value-type="string" calcext:value-type="string">
            <text:p>Média</text:p>
          </table:table-cell>
          <table:table-cell table:style-name="ce24" office:value-type="string" calcext:value-type="string">
            <text:p>Desvio Padrão</text:p>
          </table:table-cell>
          <table:table-cell table:style-name="ce21" table:number-columns-repeated="2"/>
          <table:table-cell table:style-name="ce24" office:value-type="string" calcext:value-type="string">
            <text:p>N˚ Teste</text:p>
          </table:table-cell>
          <table:table-cell table:style-name="ce24" office:value-type="string" calcext:value-type="string">
            <text:p>Tempo de Execução (s)</text:p>
          </table:table-cell>
          <table:table-cell table:style-name="ce21"/>
          <table:table-cell table:style-name="ce24" office:value-type="string" calcext:value-type="string">
            <text:p>Média</text:p>
          </table:table-cell>
          <table:table-cell table:style-name="ce24" office:value-type="string" calcext:value-type="string">
            <text:p>Desvio Padrão</text:p>
          </table:table-cell>
          <table:table-cell table:style-name="ce21" table:number-columns-repeated="11"/>
          <table:table-cell table:number-columns-repeated="1000"/>
        </table:table-row>
        <table:table-row table:style-name="ro2">
          <table:table-cell/>
          <table:table-cell table:style-name="ce25" office:value-type="float" office:value="1" calcext:value-type="float">
            <text:p>1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7" table:formula="of:=MEDIAN([.C4:.C53])" office:value-type="float" office:value="22" calcext:value-type="float">
            <text:p>22</text:p>
          </table:table-cell>
          <table:table-cell table:style-name="ce28" table:formula="of:=STDEV([.C4:.C53])" office:value-type="float" office:value="0.1979486637" calcext:value-type="float">
            <text:p>0.20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style-name="ce26" office:value-type="float" office:value="110" calcext:value-type="float">
            <text:p>110</text:p>
          </table:table-cell>
          <table:table-cell/>
          <table:table-cell table:style-name="ce27" table:formula="of:=MEDIAN([.J4:.J33])" office:value-type="float" office:value="109" calcext:value-type="float">
            <text:p>109</text:p>
          </table:table-cell>
          <table:table-cell table:style-name="ce28" table:formula="of:=STDEV([.J4:.J33])" office:value-type="float" office:value="0.504006933" calcext:value-type="float">
            <text:p>0.50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float" office:value="2" calcext:value-type="float">
            <text:p>2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" calcext:value-type="float">
            <text:p>3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6" office:value-type="float" office:value="110" calcext:value-type="float">
            <text:p>11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4" calcext:value-type="float">
            <text:p>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5" calcext:value-type="float">
            <text:p>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5" calcext:value-type="float">
            <text:p>5</text:p>
          </table:table-cell>
          <table:table-cell table:style-name="ce26" office:value-type="float" office:value="110" calcext:value-type="float">
            <text:p>11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6" calcext:value-type="float">
            <text:p>6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6" calcext:value-type="float">
            <text:p>6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7" calcext:value-type="float">
            <text:p>7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7" calcext:value-type="float">
            <text:p>7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8" calcext:value-type="float">
            <text:p>8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8" calcext:value-type="float">
            <text:p>8</text:p>
          </table:table-cell>
          <table:table-cell table:style-name="ce26" office:value-type="float" office:value="110" calcext:value-type="float">
            <text:p>11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9" calcext:value-type="float">
            <text:p>9</text:p>
          </table:table-cell>
          <table:table-cell table:style-name="ce26" office:value-type="float" office:value="21" calcext:value-type="float">
            <text:p>21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110" calcext:value-type="float">
            <text:p>11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1" calcext:value-type="float">
            <text:p>11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1" calcext:value-type="float">
            <text:p>11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110" calcext:value-type="float">
            <text:p>11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3" calcext:value-type="float">
            <text:p>13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3" calcext:value-type="float">
            <text:p>13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110" calcext:value-type="float">
            <text:p>11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10" calcext:value-type="float">
            <text:p>11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8" calcext:value-type="float">
            <text:p>18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8" calcext:value-type="float">
            <text:p>18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9" calcext:value-type="float">
            <text:p>1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9" calcext:value-type="float">
            <text:p>19</text:p>
          </table:table-cell>
          <table:table-cell table:style-name="ce26" office:value-type="float" office:value="110" calcext:value-type="float">
            <text:p>11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0" calcext:value-type="float">
            <text:p>20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0" calcext:value-type="float">
            <text:p>20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1" calcext:value-type="float">
            <text:p>21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2" calcext:value-type="float">
            <text:p>22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2" calcext:value-type="float">
            <text:p>22</text:p>
          </table:table-cell>
          <table:table-cell table:style-name="ce26" office:value-type="float" office:value="110" calcext:value-type="float">
            <text:p>11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3" calcext:value-type="float">
            <text:p>23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3" calcext:value-type="float">
            <text:p>23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4" calcext:value-type="float">
            <text:p>2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4" calcext:value-type="float">
            <text:p>24</text:p>
          </table:table-cell>
          <table:table-cell table:style-name="ce26" office:value-type="float" office:value="110" calcext:value-type="float">
            <text:p>11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5" calcext:value-type="float">
            <text:p>2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5" calcext:value-type="float">
            <text:p>25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6" calcext:value-type="float">
            <text:p>26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6" calcext:value-type="float">
            <text:p>26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7" calcext:value-type="float">
            <text:p>27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7" calcext:value-type="float">
            <text:p>27</text:p>
          </table:table-cell>
          <table:table-cell table:style-name="ce26" office:value-type="float" office:value="110" calcext:value-type="float">
            <text:p>11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8" calcext:value-type="float">
            <text:p>28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8" calcext:value-type="float">
            <text:p>28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9" calcext:value-type="float">
            <text:p>2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9" calcext:value-type="float">
            <text:p>29</text:p>
          </table:table-cell>
          <table:table-cell table:style-name="ce26" office:value-type="float" office:value="110" calcext:value-type="float">
            <text:p>11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0" calcext:value-type="float">
            <text:p>30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30" calcext:value-type="float">
            <text:p>30</text:p>
          </table:table-cell>
          <table:table-cell table:style-name="ce26" office:value-type="float" office:value="109" calcext:value-type="float">
            <text:p>10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1" calcext:value-type="float">
            <text:p>31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2" calcext:value-type="float">
            <text:p>32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3" calcext:value-type="float">
            <text:p>33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4" calcext:value-type="float">
            <text:p>3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5" calcext:value-type="float">
            <text:p>3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6" calcext:value-type="float">
            <text:p>36</text:p>
          </table:table-cell>
          <table:table-cell table:style-name="ce26" office:value-type="float" office:value="21" calcext:value-type="float">
            <text:p>21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7" calcext:value-type="float">
            <text:p>37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8" calcext:value-type="float">
            <text:p>38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9" calcext:value-type="float">
            <text:p>3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0" calcext:value-type="float">
            <text:p>40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1" calcext:value-type="float">
            <text:p>41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2" calcext:value-type="float">
            <text:p>42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3" calcext:value-type="float">
            <text:p>43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4" calcext:value-type="float">
            <text:p>4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5" calcext:value-type="float">
            <text:p>4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6" calcext:value-type="float">
            <text:p>46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7" calcext:value-type="float">
            <text:p>47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8" calcext:value-type="float">
            <text:p>48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9" calcext:value-type="float">
            <text:p>4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50" calcext:value-type="float">
            <text:p>50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 table:number-rows-repeated="946">
          <table:table-cell/>
          <table:table-cell table:style-name="ce23" table:number-columns-repeated="2"/>
          <table:table-cell/>
          <table:table-cell table:style-name="ce23"/>
          <table:table-cell table:number-columns-repeated="1019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dora (VM-L)" table:style-name="ta3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20" table:default-cell-style-name="Default"/>
        <table:table-row table:style-name="ro2">
          <table:table-cell/>
          <table:table-cell table:style-name="ce22" office:value-type="string" calcext:value-type="string" table:number-columns-spanned="5" table:number-rows-spanned="1">
            <text:p>TESTE A</text:p>
          </table:table-cell>
          <table:covered-table-cell table:number-columns-repeated="4"/>
          <table:table-cell table:number-columns-repeated="2"/>
          <table:table-cell table:style-name="ce22" office:value-type="string" calcext:value-type="string" table:number-columns-spanned="5" table:number-rows-spanned="1">
            <text:p>TESTE B</text:p>
          </table:table-cell>
          <table:covered-table-cell table:number-columns-repeated="4"/>
          <table:table-cell table:number-columns-repeated="1011"/>
        </table:table-row>
        <table:table-row table:style-name="ro2">
          <table:table-cell/>
          <table:table-cell table:style-name="ce23" table:number-columns-repeated="2"/>
          <table:table-cell table:number-columns-repeated="5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21"/>
          <table:table-cell table:style-name="ce24" office:value-type="string" calcext:value-type="string">
            <text:p>N˚ Teste</text:p>
          </table:table-cell>
          <table:table-cell table:style-name="ce24" office:value-type="string" calcext:value-type="string">
            <text:p>Tempo de Execução (s)</text:p>
          </table:table-cell>
          <table:table-cell table:style-name="ce21"/>
          <table:table-cell table:style-name="ce24" office:value-type="string" calcext:value-type="string">
            <text:p>Média</text:p>
          </table:table-cell>
          <table:table-cell table:style-name="ce24" office:value-type="string" calcext:value-type="string">
            <text:p>Desvio Padrão</text:p>
          </table:table-cell>
          <table:table-cell table:style-name="ce21" table:number-columns-repeated="2"/>
          <table:table-cell table:style-name="ce24" office:value-type="string" calcext:value-type="string">
            <text:p>N˚ Teste</text:p>
          </table:table-cell>
          <table:table-cell table:style-name="ce24" office:value-type="string" calcext:value-type="string">
            <text:p>Tempo de Execução (s)</text:p>
          </table:table-cell>
          <table:table-cell table:style-name="ce21"/>
          <table:table-cell table:style-name="ce24" office:value-type="string" calcext:value-type="string">
            <text:p>Média</text:p>
          </table:table-cell>
          <table:table-cell table:style-name="ce24" office:value-type="string" calcext:value-type="string">
            <text:p>Desvio Padrão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/>
          <table:table-cell table:style-name="ce27" table:formula="of:=MEDIAN([.C4:.C53])" office:value-type="float" office:value="23" calcext:value-type="float">
            <text:p>23</text:p>
          </table:table-cell>
          <table:table-cell table:style-name="ce28" table:formula="of:=STDEV([.C4:.C53])" office:value-type="float" office:value="0.4045657788" calcext:value-type="float">
            <text:p>0.40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7" table:formula="of:=MEDIAN([.J4:.J33])" office:value-type="float" office:value="101" calcext:value-type="float">
            <text:p>101</text:p>
          </table:table-cell>
          <table:table-cell table:style-name="ce28" table:formula="of:=STDEV([.J4:.J33])" office:value-type="float" office:value="0.9855274567" calcext:value-type="float">
            <text:p>0.99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float" office:value="2" calcext:value-type="float">
            <text:p>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" calcext:value-type="float">
            <text:p>3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4" calcext:value-type="float">
            <text:p>4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5" calcext:value-type="float">
            <text:p>5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5" calcext:value-type="float">
            <text:p>5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6" calcext:value-type="float">
            <text:p>6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6" calcext:value-type="float">
            <text:p>6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7" calcext:value-type="float">
            <text:p>7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7" calcext:value-type="float">
            <text:p>7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8" calcext:value-type="float">
            <text:p>8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8" calcext:value-type="float">
            <text:p>8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9" calcext:value-type="float">
            <text:p>9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1" calcext:value-type="float">
            <text:p>11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1" calcext:value-type="float">
            <text:p>11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104" calcext:value-type="float">
            <text:p>104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3" calcext:value-type="float">
            <text:p>13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3" calcext:value-type="float">
            <text:p>13</text:p>
          </table:table-cell>
          <table:table-cell table:style-name="ce26" office:value-type="float" office:value="103" calcext:value-type="float">
            <text:p>103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103" calcext:value-type="float">
            <text:p>103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8" calcext:value-type="float">
            <text:p>18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8" calcext:value-type="float">
            <text:p>18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9" calcext:value-type="float">
            <text:p>19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9" calcext:value-type="float">
            <text:p>19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0" calcext:value-type="float">
            <text:p>2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0" calcext:value-type="float">
            <text:p>20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1" calcext:value-type="float">
            <text:p>21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1" calcext:value-type="float">
            <text:p>21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2" calcext:value-type="float">
            <text:p>22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2" calcext:value-type="float">
            <text:p>22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3" calcext:value-type="float">
            <text:p>23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3" calcext:value-type="float">
            <text:p>23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4" calcext:value-type="float">
            <text:p>24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5" calcext:value-type="float">
            <text:p>25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5" calcext:value-type="float">
            <text:p>25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6" calcext:value-type="float">
            <text:p>26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6" calcext:value-type="float">
            <text:p>26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7" calcext:value-type="float">
            <text:p>27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7" calcext:value-type="float">
            <text:p>27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8" calcext:value-type="float">
            <text:p>28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8" calcext:value-type="float">
            <text:p>28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9" calcext:value-type="float">
            <text:p>29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9" calcext:value-type="float">
            <text:p>29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0" calcext:value-type="float">
            <text:p>3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30" calcext:value-type="float">
            <text:p>30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1" calcext:value-type="float">
            <text:p>31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2" calcext:value-type="float">
            <text:p>3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3" calcext:value-type="float">
            <text:p>33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4" calcext:value-type="float">
            <text:p>34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5" calcext:value-type="float">
            <text:p>35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6" calcext:value-type="float">
            <text:p>36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7" calcext:value-type="float">
            <text:p>37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8" calcext:value-type="float">
            <text:p>38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9" calcext:value-type="float">
            <text:p>3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0" calcext:value-type="float">
            <text:p>40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1" calcext:value-type="float">
            <text:p>41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2" calcext:value-type="float">
            <text:p>4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3" calcext:value-type="float">
            <text:p>43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4" calcext:value-type="float">
            <text:p>44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5" calcext:value-type="float">
            <text:p>45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6" calcext:value-type="float">
            <text:p>46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7" calcext:value-type="float">
            <text:p>47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8" calcext:value-type="float">
            <text:p>48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9" calcext:value-type="float">
            <text:p>49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50" calcext:value-type="float">
            <text:p>5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 table:number-rows-repeated="946">
          <table:table-cell/>
          <table:table-cell table:style-name="ce23" table:number-columns-repeated="2"/>
          <table:table-cell/>
          <table:table-cell table:style-name="ce23"/>
          <table:table-cell table:number-columns-repeated="1019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indows (VM-L)" table:style-name="ta4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20" table:default-cell-style-name="Default"/>
        <table:table-row table:style-name="ro2">
          <table:table-cell/>
          <table:table-cell table:style-name="ce22" office:value-type="string" calcext:value-type="string" table:number-columns-spanned="5" table:number-rows-spanned="1">
            <text:p>TESTE A</text:p>
          </table:table-cell>
          <table:covered-table-cell table:number-columns-repeated="4"/>
          <table:table-cell table:number-columns-repeated="2"/>
          <table:table-cell table:style-name="ce22" office:value-type="string" calcext:value-type="string" table:number-columns-spanned="5" table:number-rows-spanned="1">
            <text:p>TESTE B</text:p>
          </table:table-cell>
          <table:covered-table-cell table:number-columns-repeated="4"/>
          <table:table-cell table:number-columns-repeated="1011"/>
        </table:table-row>
        <table:table-row table:style-name="ro2">
          <table:table-cell/>
          <table:table-cell table:style-name="ce23" table:number-columns-repeated="2"/>
          <table:table-cell table:number-columns-repeated="5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21"/>
          <table:table-cell table:style-name="ce24" office:value-type="string" calcext:value-type="string">
            <text:p>N˚ Teste</text:p>
          </table:table-cell>
          <table:table-cell table:style-name="ce24" office:value-type="string" calcext:value-type="string">
            <text:p>Tempo de Execução (s)</text:p>
          </table:table-cell>
          <table:table-cell table:style-name="ce21"/>
          <table:table-cell table:style-name="ce24" office:value-type="string" calcext:value-type="string">
            <text:p>Média</text:p>
          </table:table-cell>
          <table:table-cell table:style-name="ce24" office:value-type="string" calcext:value-type="string">
            <text:p>Desvio Padrão</text:p>
          </table:table-cell>
          <table:table-cell table:style-name="ce21" table:number-columns-repeated="2"/>
          <table:table-cell table:style-name="ce24" office:value-type="string" calcext:value-type="string">
            <text:p>N˚ Teste</text:p>
          </table:table-cell>
          <table:table-cell table:style-name="ce24" office:value-type="string" calcext:value-type="string">
            <text:p>Tempo de Execução (s)</text:p>
          </table:table-cell>
          <table:table-cell table:style-name="ce21"/>
          <table:table-cell table:style-name="ce24" office:value-type="string" calcext:value-type="string">
            <text:p>Média</text:p>
          </table:table-cell>
          <table:table-cell table:style-name="ce24" office:value-type="string" calcext:value-type="string">
            <text:p>Desvio Padrão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float" office:value="1" calcext:value-type="float">
            <text:p>1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7" table:formula="of:=MEDIAN([.C4:.C53])" office:value-type="float" office:value="23" calcext:value-type="float">
            <text:p>23</text:p>
          </table:table-cell>
          <table:table-cell table:style-name="ce28" table:formula="of:=STDEV([.C4:.C53])" office:value-type="float" office:value="0.4184519576" calcext:value-type="float">
            <text:p>0.42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7" table:formula="of:=MEDIAN([.J4:.J33])" office:value-type="float" office:value="101" calcext:value-type="float">
            <text:p>101</text:p>
          </table:table-cell>
          <table:table-cell table:style-name="ce28" table:formula="of:=STDEV([.J4:.J33])" office:value-type="float" office:value="0.504006933" calcext:value-type="float">
            <text:p>0.50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float" office:value="2" calcext:value-type="float">
            <text:p>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" calcext:value-type="float">
            <text:p>3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4" calcext:value-type="float">
            <text:p>4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5" calcext:value-type="float">
            <text:p>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5" calcext:value-type="float">
            <text:p>5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6" calcext:value-type="float">
            <text:p>6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6" calcext:value-type="float">
            <text:p>6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7" calcext:value-type="float">
            <text:p>7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7" calcext:value-type="float">
            <text:p>7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8" calcext:value-type="float">
            <text:p>8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8" calcext:value-type="float">
            <text:p>8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9" calcext:value-type="float">
            <text:p>9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1" calcext:value-type="float">
            <text:p>11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1" calcext:value-type="float">
            <text:p>11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3" calcext:value-type="float">
            <text:p>13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3" calcext:value-type="float">
            <text:p>13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8" calcext:value-type="float">
            <text:p>18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8" calcext:value-type="float">
            <text:p>18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9" calcext:value-type="float">
            <text:p>19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9" calcext:value-type="float">
            <text:p>19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0" calcext:value-type="float">
            <text:p>2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0" calcext:value-type="float">
            <text:p>20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1" calcext:value-type="float">
            <text:p>21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1" calcext:value-type="float">
            <text:p>21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2" calcext:value-type="float">
            <text:p>22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3" calcext:value-type="float">
            <text:p>23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3" calcext:value-type="float">
            <text:p>23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4" calcext:value-type="float">
            <text:p>2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4" calcext:value-type="float">
            <text:p>24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5" calcext:value-type="float">
            <text:p>2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5" calcext:value-type="float">
            <text:p>25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6" calcext:value-type="float">
            <text:p>26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6" calcext:value-type="float">
            <text:p>26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7" calcext:value-type="float">
            <text:p>27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7" calcext:value-type="float">
            <text:p>27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8" calcext:value-type="float">
            <text:p>28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8" calcext:value-type="float">
            <text:p>28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9" calcext:value-type="float">
            <text:p>29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9" calcext:value-type="float">
            <text:p>29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0" calcext:value-type="float">
            <text:p>3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30" calcext:value-type="float">
            <text:p>30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1" calcext:value-type="float">
            <text:p>31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2" calcext:value-type="float">
            <text:p>3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3" calcext:value-type="float">
            <text:p>33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4" calcext:value-type="float">
            <text:p>3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5" calcext:value-type="float">
            <text:p>3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6" calcext:value-type="float">
            <text:p>36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7" calcext:value-type="float">
            <text:p>37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8" calcext:value-type="float">
            <text:p>38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9" calcext:value-type="float">
            <text:p>3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0" calcext:value-type="float">
            <text:p>40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1" calcext:value-type="float">
            <text:p>41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2" calcext:value-type="float">
            <text:p>4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3" calcext:value-type="float">
            <text:p>43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4" calcext:value-type="float">
            <text:p>44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5" calcext:value-type="float">
            <text:p>4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6" calcext:value-type="float">
            <text:p>46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7" calcext:value-type="float">
            <text:p>47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8" calcext:value-type="float">
            <text:p>48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9" calcext:value-type="float">
            <text:p>49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50" calcext:value-type="float">
            <text:p>5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 table:number-rows-repeated="946">
          <table:table-cell/>
          <table:table-cell table:style-name="ce23" table:number-columns-repeated="2"/>
          <table:table-cell/>
          <table:table-cell table:style-name="ce23"/>
          <table:table-cell table:number-columns-repeated="1019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indows (Nativo)" table:style-name="ta5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20" table:default-cell-style-name="Default"/>
        <table:table-row table:style-name="ro2">
          <table:table-cell/>
          <table:table-cell table:style-name="ce22" office:value-type="string" calcext:value-type="string" table:number-columns-spanned="5" table:number-rows-spanned="1">
            <text:p>TESTE A</text:p>
          </table:table-cell>
          <table:covered-table-cell table:number-columns-repeated="4"/>
          <table:table-cell table:number-columns-repeated="2"/>
          <table:table-cell table:style-name="ce22" office:value-type="string" calcext:value-type="string" table:number-columns-spanned="5" table:number-rows-spanned="1">
            <text:p>TESTE B</text:p>
          </table:table-cell>
          <table:covered-table-cell table:number-columns-repeated="4"/>
          <table:table-cell table:number-columns-repeated="1011"/>
        </table:table-row>
        <table:table-row table:style-name="ro2">
          <table:table-cell/>
          <table:table-cell table:style-name="ce23" table:number-columns-repeated="2"/>
          <table:table-cell table:number-columns-repeated="5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21"/>
          <table:table-cell table:style-name="ce24" office:value-type="string" calcext:value-type="string">
            <text:p>N˚ Teste</text:p>
          </table:table-cell>
          <table:table-cell table:style-name="ce24" office:value-type="string" calcext:value-type="string">
            <text:p>Tempo de Execução (s)</text:p>
          </table:table-cell>
          <table:table-cell table:style-name="ce21"/>
          <table:table-cell table:style-name="ce24" office:value-type="string" calcext:value-type="string">
            <text:p>Média</text:p>
          </table:table-cell>
          <table:table-cell table:style-name="ce24" office:value-type="string" calcext:value-type="string">
            <text:p>Desvio Padrão</text:p>
          </table:table-cell>
          <table:table-cell table:style-name="ce21" table:number-columns-repeated="2"/>
          <table:table-cell table:style-name="ce24" office:value-type="string" calcext:value-type="string">
            <text:p>N˚ Teste</text:p>
          </table:table-cell>
          <table:table-cell table:style-name="ce24" office:value-type="string" calcext:value-type="string">
            <text:p>Tempo de Execução (s)</text:p>
          </table:table-cell>
          <table:table-cell table:style-name="ce21"/>
          <table:table-cell table:style-name="ce24" office:value-type="string" calcext:value-type="string">
            <text:p>Média</text:p>
          </table:table-cell>
          <table:table-cell table:style-name="ce24" office:value-type="string" calcext:value-type="string">
            <text:p>Desvio Padrão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float" office:value="1" calcext:value-type="float">
            <text:p>1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7" table:formula="of:=MEDIAN([.C4:.C53])" office:value-type="float" office:value="22" calcext:value-type="float">
            <text:p>22</text:p>
          </table:table-cell>
          <table:table-cell table:style-name="ce28" table:formula="of:=STDEV([.C4:.C53])" office:value-type="float" office:value="0.4535573676" calcext:value-type="float">
            <text:p>0.45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7" table:formula="of:=MEDIAN([.J4:.J33])" office:value-type="float" office:value="99" calcext:value-type="float">
            <text:p>99</text:p>
          </table:table-cell>
          <table:table-cell table:style-name="ce28" table:formula="of:=STDEV([.J4:.J33])" office:value-type="float" office:value="1.195778013" calcext:value-type="float">
            <text:p>1.20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float" office:value="2" calcext:value-type="float">
            <text:p>2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" calcext:value-type="float">
            <text:p>3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4" calcext:value-type="float">
            <text:p>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5" calcext:value-type="float">
            <text:p>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5" calcext:value-type="float">
            <text:p>5</text:p>
          </table:table-cell>
          <table:table-cell table:style-name="ce26" office:value-type="float" office:value="98" calcext:value-type="float">
            <text:p>98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6" calcext:value-type="float">
            <text:p>6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6" calcext:value-type="float">
            <text:p>6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7" calcext:value-type="float">
            <text:p>7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7" calcext:value-type="float">
            <text:p>7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8" calcext:value-type="float">
            <text:p>8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8" calcext:value-type="float">
            <text:p>8</text:p>
          </table:table-cell>
          <table:table-cell table:style-name="ce26" office:value-type="float" office:value="98" calcext:value-type="float">
            <text:p>98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9" calcext:value-type="float">
            <text:p>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9" calcext:value-type="float">
            <text:p>9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98" calcext:value-type="float">
            <text:p>98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1" calcext:value-type="float">
            <text:p>11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1" calcext:value-type="float">
            <text:p>11</text:p>
          </table:table-cell>
          <table:table-cell table:style-name="ce26" office:value-type="float" office:value="98" calcext:value-type="float">
            <text:p>98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98" calcext:value-type="float">
            <text:p>98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3" calcext:value-type="float">
            <text:p>13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3" calcext:value-type="float">
            <text:p>13</text:p>
          </table:table-cell>
          <table:table-cell table:style-name="ce26" office:value-type="float" office:value="104" calcext:value-type="float">
            <text:p>104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98" calcext:value-type="float">
            <text:p>98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98" calcext:value-type="float">
            <text:p>98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8" calcext:value-type="float">
            <text:p>18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8" calcext:value-type="float">
            <text:p>18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9" calcext:value-type="float">
            <text:p>1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9" calcext:value-type="float">
            <text:p>19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0" calcext:value-type="float">
            <text:p>20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0" calcext:value-type="float">
            <text:p>20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1" calcext:value-type="float">
            <text:p>21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2" calcext:value-type="float">
            <text:p>22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2" calcext:value-type="float">
            <text:p>22</text:p>
          </table:table-cell>
          <table:table-cell table:style-name="ce26" office:value-type="float" office:value="98" calcext:value-type="float">
            <text:p>98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3" calcext:value-type="float">
            <text:p>23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3" calcext:value-type="float">
            <text:p>23</text:p>
          </table:table-cell>
          <table:table-cell table:style-name="ce26" office:value-type="float" office:value="98" calcext:value-type="float">
            <text:p>98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4" calcext:value-type="float">
            <text:p>2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4" calcext:value-type="float">
            <text:p>24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5" calcext:value-type="float">
            <text:p>25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5" calcext:value-type="float">
            <text:p>25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6" calcext:value-type="float">
            <text:p>26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6" calcext:value-type="float">
            <text:p>26</text:p>
          </table:table-cell>
          <table:table-cell table:style-name="ce26" office:value-type="float" office:value="98" calcext:value-type="float">
            <text:p>98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7" calcext:value-type="float">
            <text:p>27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7" calcext:value-type="float">
            <text:p>27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8" calcext:value-type="float">
            <text:p>28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8" calcext:value-type="float">
            <text:p>28</text:p>
          </table:table-cell>
          <table:table-cell table:style-name="ce26" office:value-type="float" office:value="98" calcext:value-type="float">
            <text:p>98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9" calcext:value-type="float">
            <text:p>2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9" calcext:value-type="float">
            <text:p>29</text:p>
          </table:table-cell>
          <table:table-cell table:style-name="ce26" office:value-type="float" office:value="98" calcext:value-type="float">
            <text:p>98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0" calcext:value-type="float">
            <text:p>3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30" calcext:value-type="float">
            <text:p>30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1" calcext:value-type="float">
            <text:p>31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2" calcext:value-type="float">
            <text:p>32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3" calcext:value-type="float">
            <text:p>33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4" calcext:value-type="float">
            <text:p>3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5" calcext:value-type="float">
            <text:p>3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6" calcext:value-type="float">
            <text:p>36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7" calcext:value-type="float">
            <text:p>37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8" calcext:value-type="float">
            <text:p>38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9" calcext:value-type="float">
            <text:p>3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0" calcext:value-type="float">
            <text:p>40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1" calcext:value-type="float">
            <text:p>41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2" calcext:value-type="float">
            <text:p>4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3" calcext:value-type="float">
            <text:p>43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4" calcext:value-type="float">
            <text:p>4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5" calcext:value-type="float">
            <text:p>45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6" calcext:value-type="float">
            <text:p>46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7" calcext:value-type="float">
            <text:p>47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8" calcext:value-type="float">
            <text:p>48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9" calcext:value-type="float">
            <text:p>4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50" calcext:value-type="float">
            <text:p>5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 table:number-rows-repeated="946">
          <table:table-cell/>
          <table:table-cell table:style-name="ce23" table:number-columns-repeated="2"/>
          <table:table-cell/>
          <table:table-cell table:style-name="ce23"/>
          <table:table-cell table:number-columns-repeated="1019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orin (VM-W)" table:style-name="ta6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20" table:default-cell-style-name="Default"/>
        <table:table-row table:style-name="ro2">
          <table:table-cell/>
          <table:table-cell table:style-name="ce22" office:value-type="string" calcext:value-type="string" table:number-columns-spanned="5" table:number-rows-spanned="1">
            <text:p>TESTE A</text:p>
          </table:table-cell>
          <table:covered-table-cell table:number-columns-repeated="4"/>
          <table:table-cell table:number-columns-repeated="2"/>
          <table:table-cell table:style-name="ce22" office:value-type="string" calcext:value-type="string" table:number-columns-spanned="5" table:number-rows-spanned="1">
            <text:p>TESTE B</text:p>
          </table:table-cell>
          <table:covered-table-cell table:number-columns-repeated="4"/>
          <table:table-cell table:number-columns-repeated="1011"/>
        </table:table-row>
        <table:table-row table:style-name="ro2">
          <table:table-cell/>
          <table:table-cell table:style-name="ce23" table:number-columns-repeated="2"/>
          <table:table-cell table:number-columns-repeated="5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21"/>
          <table:table-cell table:style-name="ce24" office:value-type="string" calcext:value-type="string">
            <text:p>N˚ Teste</text:p>
          </table:table-cell>
          <table:table-cell table:style-name="ce24" office:value-type="string" calcext:value-type="string">
            <text:p>Tempo de Execução (s)</text:p>
          </table:table-cell>
          <table:table-cell table:style-name="ce21"/>
          <table:table-cell table:style-name="ce24" office:value-type="string" calcext:value-type="string">
            <text:p>Média</text:p>
          </table:table-cell>
          <table:table-cell table:style-name="ce24" office:value-type="string" calcext:value-type="string">
            <text:p>Desvio Padrão</text:p>
          </table:table-cell>
          <table:table-cell table:style-name="ce21" table:number-columns-repeated="2"/>
          <table:table-cell table:style-name="ce24" office:value-type="string" calcext:value-type="string">
            <text:p>N˚ Teste</text:p>
          </table:table-cell>
          <table:table-cell table:style-name="ce24" office:value-type="string" calcext:value-type="string">
            <text:p>Tempo de Execução (s)</text:p>
          </table:table-cell>
          <table:table-cell table:style-name="ce21"/>
          <table:table-cell table:style-name="ce24" office:value-type="string" calcext:value-type="string">
            <text:p>Média</text:p>
          </table:table-cell>
          <table:table-cell table:style-name="ce24" office:value-type="string" calcext:value-type="string">
            <text:p>Desvio Padrão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float" office:value="1" calcext:value-type="float">
            <text:p>1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7" table:formula="of:=MEDIAN([.C4:.C53])" office:value-type="float" office:value="23" calcext:value-type="float">
            <text:p>23</text:p>
          </table:table-cell>
          <table:table-cell table:style-name="ce28" table:formula="of:=STDEV([.C4:.C53])" office:value-type="float" office:value="0.7125693665" calcext:value-type="float">
            <text:p>0.71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7" table:formula="of:=MEDIAN([.J4:.J33])" office:value-type="float" office:value="101" calcext:value-type="float">
            <text:p>101</text:p>
          </table:table-cell>
          <table:table-cell table:style-name="ce28" table:formula="of:=STDEV([.J4:.J33])" office:value-type="float" office:value="0.9377154925" calcext:value-type="float">
            <text:p>0.94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float" office:value="2" calcext:value-type="float">
            <text:p>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6" office:value-type="float" office:value="103" calcext:value-type="float">
            <text:p>103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4" calcext:value-type="float">
            <text:p>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5" calcext:value-type="float">
            <text:p>5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5" calcext:value-type="float">
            <text:p>5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6" calcext:value-type="float">
            <text:p>6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6" calcext:value-type="float">
            <text:p>6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7" calcext:value-type="float">
            <text:p>7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7" calcext:value-type="float">
            <text:p>7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8" calcext:value-type="float">
            <text:p>8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8" calcext:value-type="float">
            <text:p>8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9" calcext:value-type="float">
            <text:p>9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1" calcext:value-type="float">
            <text:p>11</text:p>
          </table:table-cell>
          <table:table-cell table:style-name="ce26" office:value-type="float" office:value="24" calcext:value-type="float">
            <text:p>24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1" calcext:value-type="float">
            <text:p>11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3" calcext:value-type="float">
            <text:p>13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3" calcext:value-type="float">
            <text:p>13</text:p>
          </table:table-cell>
          <table:table-cell table:style-name="ce26" office:value-type="float" office:value="103" calcext:value-type="float">
            <text:p>103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103" calcext:value-type="float">
            <text:p>103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8" calcext:value-type="float">
            <text:p>18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8" calcext:value-type="float">
            <text:p>18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9" calcext:value-type="float">
            <text:p>1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9" calcext:value-type="float">
            <text:p>19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0" calcext:value-type="float">
            <text:p>2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0" calcext:value-type="float">
            <text:p>20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1" calcext:value-type="float">
            <text:p>21</text:p>
          </table:table-cell>
          <table:table-cell table:style-name="ce26" office:value-type="float" office:value="24" calcext:value-type="float">
            <text:p>24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1" calcext:value-type="float">
            <text:p>21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2" calcext:value-type="float">
            <text:p>22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3" calcext:value-type="float">
            <text:p>23</text:p>
          </table:table-cell>
          <table:table-cell table:style-name="ce26" office:value-type="float" office:value="21" calcext:value-type="float">
            <text:p>21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3" calcext:value-type="float">
            <text:p>23</text:p>
          </table:table-cell>
          <table:table-cell table:style-name="ce26" office:value-type="float" office:value="103" calcext:value-type="float">
            <text:p>103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4" calcext:value-type="float">
            <text:p>2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4" calcext:value-type="float">
            <text:p>24</text:p>
          </table:table-cell>
          <table:table-cell table:style-name="ce26" office:value-type="float" office:value="103" calcext:value-type="float">
            <text:p>103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5" calcext:value-type="float">
            <text:p>2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5" calcext:value-type="float">
            <text:p>25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6" calcext:value-type="float">
            <text:p>26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6" calcext:value-type="float">
            <text:p>26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7" calcext:value-type="float">
            <text:p>27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7" calcext:value-type="float">
            <text:p>27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8" calcext:value-type="float">
            <text:p>28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8" calcext:value-type="float">
            <text:p>28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9" calcext:value-type="float">
            <text:p>29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9" calcext:value-type="float">
            <text:p>29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0" calcext:value-type="float">
            <text:p>3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30" calcext:value-type="float">
            <text:p>30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1" calcext:value-type="float">
            <text:p>31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2" calcext:value-type="float">
            <text:p>3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3" calcext:value-type="float">
            <text:p>33</text:p>
          </table:table-cell>
          <table:table-cell table:style-name="ce26" office:value-type="float" office:value="24" calcext:value-type="float">
            <text:p>24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4" calcext:value-type="float">
            <text:p>3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5" calcext:value-type="float">
            <text:p>3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6" calcext:value-type="float">
            <text:p>36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7" calcext:value-type="float">
            <text:p>37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8" calcext:value-type="float">
            <text:p>38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9" calcext:value-type="float">
            <text:p>3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0" calcext:value-type="float">
            <text:p>4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1" calcext:value-type="float">
            <text:p>41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2" calcext:value-type="float">
            <text:p>42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3" calcext:value-type="float">
            <text:p>43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4" calcext:value-type="float">
            <text:p>44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5" calcext:value-type="float">
            <text:p>45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6" calcext:value-type="float">
            <text:p>46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7" calcext:value-type="float">
            <text:p>47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8" calcext:value-type="float">
            <text:p>48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9" calcext:value-type="float">
            <text:p>49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50" calcext:value-type="float">
            <text:p>5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 table:number-rows-repeated="946">
          <table:table-cell/>
          <table:table-cell table:style-name="ce23" table:number-columns-repeated="2"/>
          <table:table-cell/>
          <table:table-cell table:style-name="ce23"/>
          <table:table-cell table:number-columns-repeated="1019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dora (VM-W)" table:style-name="ta7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20" table:default-cell-style-name="Default"/>
        <table:table-row table:style-name="ro2">
          <table:table-cell/>
          <table:table-cell table:style-name="ce22" office:value-type="string" calcext:value-type="string" table:number-columns-spanned="5" table:number-rows-spanned="1">
            <text:p>TESTE A</text:p>
          </table:table-cell>
          <table:covered-table-cell table:number-columns-repeated="4"/>
          <table:table-cell table:number-columns-repeated="2"/>
          <table:table-cell table:style-name="ce22" office:value-type="string" calcext:value-type="string" table:number-columns-spanned="5" table:number-rows-spanned="1">
            <text:p>TESTE B</text:p>
          </table:table-cell>
          <table:covered-table-cell table:number-columns-repeated="4"/>
          <table:table-cell table:number-columns-repeated="1011"/>
        </table:table-row>
        <table:table-row table:style-name="ro2">
          <table:table-cell/>
          <table:table-cell table:style-name="ce23" table:number-columns-repeated="2"/>
          <table:table-cell table:number-columns-repeated="5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21"/>
          <table:table-cell table:style-name="ce24" office:value-type="string" calcext:value-type="string">
            <text:p>N˚ Teste</text:p>
          </table:table-cell>
          <table:table-cell table:style-name="ce24" office:value-type="string" calcext:value-type="string">
            <text:p>Tempo de Execução (s)</text:p>
          </table:table-cell>
          <table:table-cell table:style-name="ce21"/>
          <table:table-cell table:style-name="ce24" office:value-type="string" calcext:value-type="string">
            <text:p>Média</text:p>
          </table:table-cell>
          <table:table-cell table:style-name="ce24" office:value-type="string" calcext:value-type="string">
            <text:p>Desvio Padrão</text:p>
          </table:table-cell>
          <table:table-cell table:style-name="ce21" table:number-columns-repeated="2"/>
          <table:table-cell table:style-name="ce24" office:value-type="string" calcext:value-type="string">
            <text:p>N˚ Teste</text:p>
          </table:table-cell>
          <table:table-cell table:style-name="ce24" office:value-type="string" calcext:value-type="string">
            <text:p>Tempo de Execução (s)</text:p>
          </table:table-cell>
          <table:table-cell table:style-name="ce21"/>
          <table:table-cell table:style-name="ce24" office:value-type="string" calcext:value-type="string">
            <text:p>Média</text:p>
          </table:table-cell>
          <table:table-cell table:style-name="ce24" office:value-type="string" calcext:value-type="string">
            <text:p>Desvio Padrão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float" office:value="1" calcext:value-type="float">
            <text:p>1</text:p>
          </table:table-cell>
          <table:table-cell table:style-name="ce26" office:value-type="float" office:value="27" calcext:value-type="float">
            <text:p>27</text:p>
          </table:table-cell>
          <table:table-cell/>
          <table:table-cell table:style-name="ce27" table:formula="of:=MEDIAN([.C4:.C53])" office:value-type="float" office:value="23" calcext:value-type="float">
            <text:p>23</text:p>
          </table:table-cell>
          <table:table-cell table:style-name="ce28" table:formula="of:=STDEV([.C4:.C53])" office:value-type="float" office:value="2.089819834" calcext:value-type="float">
            <text:p>2.09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style-name="ce26" office:value-type="float" office:value="103" calcext:value-type="float">
            <text:p>103</text:p>
          </table:table-cell>
          <table:table-cell/>
          <table:table-cell table:style-name="ce27" table:formula="of:=MEDIAN([.J4:.J33])" office:value-type="float" office:value="103.5" calcext:value-type="float">
            <text:p>103.5</text:p>
          </table:table-cell>
          <table:table-cell table:style-name="ce28" table:formula="of:=STDEV([.J4:.J33])" office:value-type="float" office:value="3.349558214" calcext:value-type="float">
            <text:p>3.35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float" office:value="2" calcext:value-type="float">
            <text:p>2</text:p>
          </table:table-cell>
          <table:table-cell table:style-name="ce26" office:value-type="float" office:value="26" calcext:value-type="float">
            <text:p>26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6" office:value-type="float" office:value="104" calcext:value-type="float">
            <text:p>104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" calcext:value-type="float">
            <text:p>3</text:p>
          </table:table-cell>
          <table:table-cell table:style-name="ce26" office:value-type="float" office:value="27" calcext:value-type="float">
            <text:p>27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6" office:value-type="float" office:value="103" calcext:value-type="float">
            <text:p>103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4" calcext:value-type="float">
            <text:p>4</text:p>
          </table:table-cell>
          <table:table-cell table:style-name="ce26" office:value-type="float" office:value="27" calcext:value-type="float">
            <text:p>27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5" calcext:value-type="float">
            <text:p>5</text:p>
          </table:table-cell>
          <table:table-cell table:style-name="ce26" office:value-type="float" office:value="28" calcext:value-type="float">
            <text:p>28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5" calcext:value-type="float">
            <text:p>5</text:p>
          </table:table-cell>
          <table:table-cell table:style-name="ce26" office:value-type="float" office:value="110" calcext:value-type="float">
            <text:p>11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6" calcext:value-type="float">
            <text:p>6</text:p>
          </table:table-cell>
          <table:table-cell table:style-name="ce26" office:value-type="float" office:value="25" calcext:value-type="float">
            <text:p>25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6" calcext:value-type="float">
            <text:p>6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7" calcext:value-type="float">
            <text:p>7</text:p>
          </table:table-cell>
          <table:table-cell table:style-name="ce26" office:value-type="float" office:value="25" calcext:value-type="float">
            <text:p>25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7" calcext:value-type="float">
            <text:p>7</text:p>
          </table:table-cell>
          <table:table-cell table:style-name="ce26" office:value-type="float" office:value="111" calcext:value-type="float">
            <text:p>11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8" calcext:value-type="float">
            <text:p>8</text:p>
          </table:table-cell>
          <table:table-cell table:style-name="ce26" office:value-type="float" office:value="26" calcext:value-type="float">
            <text:p>26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8" calcext:value-type="float">
            <text:p>8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9" calcext:value-type="float">
            <text:p>9</text:p>
          </table:table-cell>
          <table:table-cell table:style-name="ce26" office:value-type="float" office:value="26" calcext:value-type="float">
            <text:p>26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9" calcext:value-type="float">
            <text:p>9</text:p>
          </table:table-cell>
          <table:table-cell table:style-name="ce26" office:value-type="float" office:value="110" calcext:value-type="float">
            <text:p>11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26" calcext:value-type="float">
            <text:p>26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105" calcext:value-type="float">
            <text:p>105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1" calcext:value-type="float">
            <text:p>11</text:p>
          </table:table-cell>
          <table:table-cell table:style-name="ce26" office:value-type="float" office:value="26" calcext:value-type="float">
            <text:p>26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1" calcext:value-type="float">
            <text:p>11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26" calcext:value-type="float">
            <text:p>26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104" calcext:value-type="float">
            <text:p>104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3" calcext:value-type="float">
            <text:p>13</text:p>
          </table:table-cell>
          <table:table-cell table:style-name="ce26" office:value-type="float" office:value="26" calcext:value-type="float">
            <text:p>26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3" calcext:value-type="float">
            <text:p>13</text:p>
          </table:table-cell>
          <table:table-cell table:style-name="ce26" office:value-type="float" office:value="111" calcext:value-type="float">
            <text:p>11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27" calcext:value-type="float">
            <text:p>27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105" calcext:value-type="float">
            <text:p>105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26" calcext:value-type="float">
            <text:p>26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104" calcext:value-type="float">
            <text:p>104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26" calcext:value-type="float">
            <text:p>26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106" calcext:value-type="float">
            <text:p>106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25" calcext:value-type="float">
            <text:p>25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8" calcext:value-type="float">
            <text:p>18</text:p>
          </table:table-cell>
          <table:table-cell table:style-name="ce26" office:value-type="float" office:value="25" calcext:value-type="float">
            <text:p>25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8" calcext:value-type="float">
            <text:p>18</text:p>
          </table:table-cell>
          <table:table-cell table:style-name="ce26" office:value-type="float" office:value="107" calcext:value-type="float">
            <text:p>107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19" calcext:value-type="float">
            <text:p>19</text:p>
          </table:table-cell>
          <table:table-cell table:style-name="ce26" office:value-type="float" office:value="26" calcext:value-type="float">
            <text:p>26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19" calcext:value-type="float">
            <text:p>19</text:p>
          </table:table-cell>
          <table:table-cell table:style-name="ce26" office:value-type="float" office:value="103" calcext:value-type="float">
            <text:p>103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0" calcext:value-type="float">
            <text:p>20</text:p>
          </table:table-cell>
          <table:table-cell table:style-name="ce26" office:value-type="float" office:value="26" calcext:value-type="float">
            <text:p>26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0" calcext:value-type="float">
            <text:p>20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1" calcext:value-type="float">
            <text:p>21</text:p>
          </table:table-cell>
          <table:table-cell table:style-name="ce26" office:value-type="float" office:value="28" calcext:value-type="float">
            <text:p>28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1" calcext:value-type="float">
            <text:p>21</text:p>
          </table:table-cell>
          <table:table-cell table:style-name="ce26" office:value-type="float" office:value="112" calcext:value-type="float">
            <text:p>11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2" calcext:value-type="float">
            <text:p>22</text:p>
          </table:table-cell>
          <table:table-cell table:style-name="ce26" office:value-type="float" office:value="26" calcext:value-type="float">
            <text:p>26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2" calcext:value-type="float">
            <text:p>22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3" calcext:value-type="float">
            <text:p>23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3" calcext:value-type="float">
            <text:p>23</text:p>
          </table:table-cell>
          <table:table-cell table:style-name="ce26" office:value-type="float" office:value="105" calcext:value-type="float">
            <text:p>105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4" calcext:value-type="float">
            <text:p>2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4" calcext:value-type="float">
            <text:p>24</text:p>
          </table:table-cell>
          <table:table-cell table:style-name="ce26" office:value-type="float" office:value="105" calcext:value-type="float">
            <text:p>105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5" calcext:value-type="float">
            <text:p>25</text:p>
          </table:table-cell>
          <table:table-cell table:style-name="ce26" office:value-type="float" office:value="21" calcext:value-type="float">
            <text:p>21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5" calcext:value-type="float">
            <text:p>25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6" calcext:value-type="float">
            <text:p>26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6" calcext:value-type="float">
            <text:p>26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7" calcext:value-type="float">
            <text:p>27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7" calcext:value-type="float">
            <text:p>27</text:p>
          </table:table-cell>
          <table:table-cell table:style-name="ce26" office:value-type="float" office:value="103" calcext:value-type="float">
            <text:p>103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8" calcext:value-type="float">
            <text:p>28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8" calcext:value-type="float">
            <text:p>28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29" calcext:value-type="float">
            <text:p>2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29" calcext:value-type="float">
            <text:p>29</text:p>
          </table:table-cell>
          <table:table-cell table:style-name="ce26" office:value-type="float" office:value="103" calcext:value-type="float">
            <text:p>103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0" calcext:value-type="float">
            <text:p>30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3"/>
          <table:table-cell table:style-name="ce25" office:value-type="float" office:value="30" calcext:value-type="float">
            <text:p>30</text:p>
          </table:table-cell>
          <table:table-cell table:style-name="ce26" office:value-type="float" office:value="105" calcext:value-type="float">
            <text:p>105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ce25" office:value-type="float" office:value="31" calcext:value-type="float">
            <text:p>31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2" calcext:value-type="float">
            <text:p>32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3" calcext:value-type="float">
            <text:p>33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4" calcext:value-type="float">
            <text:p>34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5" calcext:value-type="float">
            <text:p>3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6" calcext:value-type="float">
            <text:p>36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7" calcext:value-type="float">
            <text:p>37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8" calcext:value-type="float">
            <text:p>38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39" calcext:value-type="float">
            <text:p>3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0" calcext:value-type="float">
            <text:p>4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1" calcext:value-type="float">
            <text:p>41</text:p>
          </table:table-cell>
          <table:table-cell table:style-name="ce26" office:value-type="float" office:value="21" calcext:value-type="float">
            <text:p>21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2" calcext:value-type="float">
            <text:p>4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3" calcext:value-type="float">
            <text:p>43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4" calcext:value-type="float">
            <text:p>44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5" calcext:value-type="float">
            <text:p>4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6" calcext:value-type="float">
            <text:p>46</text:p>
          </table:table-cell>
          <table:table-cell table:style-name="ce26" office:value-type="float" office:value="21" calcext:value-type="float">
            <text:p>21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7" calcext:value-type="float">
            <text:p>47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8" calcext:value-type="float">
            <text:p>48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49" calcext:value-type="float">
            <text:p>49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/>
          <table:table-cell table:style-name="ce25" office:value-type="float" office:value="50" calcext:value-type="float">
            <text:p>50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019"/>
        </table:table-row>
        <table:table-row table:style-name="ro2" table:number-rows-repeated="946">
          <table:table-cell/>
          <table:table-cell table:style-name="ce23" table:number-columns-repeated="2"/>
          <table:table-cell/>
          <table:table-cell table:style-name="ce23"/>
          <table:table-cell table:number-columns-repeated="1019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SOLIDACAO" style:display-name="PageStyle_CONSOLIDAC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orin_20__28_Nativo_29_" style:display-name="PageStyle_Zorin (Nativ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dora_20__28_VM-L_29_" style:display-name="PageStyle_Fedora (VM-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ndows_20__28_VM-L_29_" style:display-name="PageStyle_Windows (VM-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ndows_20__28_Nativo_29_" style:display-name="PageStyle_Windows (Nativ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orin_20__28_VM-W_29_" style:display-name="PageStyle_Zorin (VM-W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dora_20__28_VM-W_29_" style:display-name="PageStyle_Fedora (VM-W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118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73763" fo:wrap-option="wrap"/>
      <style:text-properties fo:color="#f3f3f3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f3f3f3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274e13" fo:wrap-option="wrap"/>
      <style:text-properties fo:color="#f3f3f3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34a853" fo:wrap-option="wrap"/>
      <style:text-properties fo:color="#f3f3f3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14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990000" fo:wrap-option="wrap"/>
      <style:text-properties fo:color="#f3f3f3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15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ea4335" fo:wrap-option="wrap"/>
      <style:text-properties fo:color="#f3f3f3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1.377cm" svg:height="8.678cm" xlink:href=".." xlink:type="simple" chart:class="chart:bar" chart:column-mapping="0 4 1 5 2 3" chart:style-name="ch1">
        <chart:legend chart:legend-position="end" svg:x="8.399cm" svg:y="1.604cm" style:legend-expansion="high" chart:style-name="ch2"/>
        <chart:plot-area chart:style-name="ch3" table:cell-range-address="CONSOLIDACAO.C4:CONSOLIDACAO.H5" chart:data-source-has-labels="row" svg:x="0.916cm" svg:y="1.172cm" svg:width="6.574cm" svg:height="5.995cm">
          <chartooo:coordinate-region svg:x="1.247cm" svg:y="1.172cm" svg:width="5.911cm" svg:height="5.498cm"/>
          <chart:axis chart:dimension="x" chart:name="primary-x" chart:style-name="ch4">
            <chart:title svg:x="0.08cm" svg:y="6.125cm" chart:style-name="ch5">
              <text:p>Sistemas Operacionais</text:p>
            </chart:title>
          </chart:axis>
          <chart:axis chart:dimension="y" chart:name="primary-y" chart:style-name="ch6">
            <chart:title svg:x="3.319cm" svg:y="7.341cm" chart:style-name="ch7">
              <text:p>Tempo (s)</text:p>
            </chart:title>
            <chart:grid chart:style-name="ch8" chart:class="major"/>
          </chart:axis>
          <chart:series chart:style-name="ch9" chart:values-cell-range-address="CONSOLIDACAO.C5:CONSOLIDACAO.C5" chart:label-cell-address="CONSOLIDACAO.C4:CONSOLIDACAO.C4" chart:class="chart:bar">
            <chart:data-point chart:style-name="ch10"/>
          </chart:series>
          <chart:series chart:style-name="ch11" chart:values-cell-range-address="CONSOLIDACAO.G5:CONSOLIDACAO.G5" chart:label-cell-address="CONSOLIDACAO.G4:CONSOLIDACAO.G4" chart:class="chart:bar">
            <chart:data-point chart:style-name="ch10"/>
          </chart:series>
          <chart:series chart:style-name="ch12" chart:values-cell-range-address="CONSOLIDACAO.D5:CONSOLIDACAO.D5" chart:label-cell-address="CONSOLIDACAO.D4:CONSOLIDACAO.D4" chart:class="chart:bar">
            <chart:data-point chart:style-name="ch10"/>
          </chart:series>
          <chart:series chart:style-name="ch13" chart:values-cell-range-address="CONSOLIDACAO.H5:CONSOLIDACAO.H5" chart:label-cell-address="CONSOLIDACAO.H4:CONSOLIDACAO.H4" chart:class="chart:bar">
            <chart:data-point chart:style-name="ch10"/>
          </chart:series>
          <chart:series chart:style-name="ch14" chart:values-cell-range-address="CONSOLIDACAO.E5:CONSOLIDACAO.E5" chart:label-cell-address="CONSOLIDACAO.E4:CONSOLIDACAO.E4" chart:class="chart:bar">
            <chart:data-point chart:style-name="ch10"/>
          </chart:series>
          <chart:series chart:style-name="ch15" chart:values-cell-range-address="CONSOLIDACAO.F5:CONSOLIDACAO.F5" chart:label-cell-address="CONSOLIDACAO.F4:CONSOLIDACAO.F4" chart:class="chart:bar">
            <chart:data-point chart:style-name="ch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orin 16.2
(Nativo)</text:p>
                <draw:g>
                  <svg:desc>CONSOLIDACAO.C4:CONSOLIDACAO.C4</svg:desc>
                </draw:g>
              </table:table-cell>
              <table:table-cell office:value-type="string">
                <text:p>Zorin 16.2
(VM Windows)</text:p>
                <draw:g>
                  <svg:desc>CONSOLIDACAO.G4:CONSOLIDACAO.G4</svg:desc>
                </draw:g>
              </table:table-cell>
              <table:table-cell office:value-type="string">
                <text:p>Fedora 37
(VM Linux)</text:p>
                <draw:g>
                  <svg:desc>CONSOLIDACAO.D4:CONSOLIDACAO.D4</svg:desc>
                </draw:g>
              </table:table-cell>
              <table:table-cell office:value-type="string">
                <text:p>Fedora 37
(VM Windows)</text:p>
                <draw:g>
                  <svg:desc>CONSOLIDACAO.H4:CONSOLIDACAO.H4</svg:desc>
                </draw:g>
              </table:table-cell>
              <table:table-cell office:value-type="string">
                <text:p>Windows
(VM Linux)</text:p>
                <draw:g>
                  <svg:desc>CONSOLIDACAO.E4:CONSOLIDACAO.E4</svg:desc>
                </draw:g>
              </table:table-cell>
              <table:table-cell office:value-type="string">
                <text:p>Windows
(Nativo)</text:p>
                <draw:g>
                  <svg:desc>CONSOLIDACAO.F4:CONSOLIDACAO.F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2">
                <text:p>22</text:p>
                <draw:g>
                  <svg:desc>CONSOLIDACAO.C5:CONSOLIDACAO.C5</svg:desc>
                </draw:g>
              </table:table-cell>
              <table:table-cell office:value-type="float" office:value="23">
                <text:p>23</text:p>
                <draw:g>
                  <svg:desc>CONSOLIDACAO.G5:CONSOLIDACAO.G5</svg:desc>
                </draw:g>
              </table:table-cell>
              <table:table-cell office:value-type="float" office:value="23">
                <text:p>23</text:p>
                <draw:g>
                  <svg:desc>CONSOLIDACAO.D5:CONSOLIDACAO.D5</svg:desc>
                </draw:g>
              </table:table-cell>
              <table:table-cell office:value-type="float" office:value="23">
                <text:p>23</text:p>
                <draw:g>
                  <svg:desc>CONSOLIDACAO.H5:CONSOLIDACAO.H5</svg:desc>
                </draw:g>
              </table:table-cell>
              <table:table-cell office:value-type="float" office:value="23">
                <text:p>23</text:p>
                <draw:g>
                  <svg:desc>CONSOLIDACAO.E5:CONSOLIDACAO.E5</svg:desc>
                </draw:g>
              </table:table-cell>
              <table:table-cell office:value-type="float" office:value="22">
                <text:p>22</text:p>
                <draw:g>
                  <svg:desc>CONSOLIDACAO.F5:CONSOLIDACAO.F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interval-major="20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73763" fo:wrap-option="wrap"/>
      <style:text-properties fo:color="#efefef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efefef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274e13" fo:wrap-option="wrap"/>
      <style:text-properties fo:color="#efefef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34a853" fo:wrap-option="wrap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14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990000" fo:wrap-option="wrap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15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ea4335" fo:wrap-option="wrap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1.377cm" svg:height="8.678cm" xlink:href=".." xlink:type="simple" chart:class="chart:bar" chart:column-mapping="0 4 1 5 2 3" chart:style-name="ch1">
        <chart:legend chart:legend-position="end" svg:x="8.399cm" svg:y="1.604cm" style:legend-expansion="high" chart:style-name="ch2"/>
        <chart:plot-area chart:style-name="ch3" table:cell-range-address="CONSOLIDACAO.C11:CONSOLIDACAO.H12" chart:data-source-has-labels="row" svg:x="0.882cm" svg:y="1.194cm" svg:width="6.46cm" svg:height="6.224cm">
          <chartooo:coordinate-region svg:x="1.067cm" svg:y="1.194cm" svg:width="5.995cm" svg:height="5.727cm"/>
          <chart:axis chart:dimension="x" chart:name="primary-x" chart:style-name="ch4">
            <chart:title svg:x="0.046cm" svg:y="6.262cm" chart:style-name="ch5">
              <text:p>Sistemas Operacionais</text:p>
            </chart:title>
          </chart:axis>
          <chart:axis chart:dimension="y" chart:name="primary-y" chart:style-name="ch6">
            <chart:title svg:x="3.228cm" svg:y="7.592cm" chart:style-name="ch7">
              <text:p>Tempo (s)</text:p>
            </chart:title>
            <chart:grid chart:style-name="ch8" chart:class="major"/>
          </chart:axis>
          <chart:series chart:style-name="ch9" chart:values-cell-range-address="CONSOLIDACAO.C12:CONSOLIDACAO.C12" chart:label-cell-address="CONSOLIDACAO.C11:CONSOLIDACAO.C11" chart:class="chart:bar">
            <chart:data-point chart:style-name="ch10"/>
          </chart:series>
          <chart:series chart:style-name="ch11" chart:values-cell-range-address="CONSOLIDACAO.G12:CONSOLIDACAO.G12" chart:label-cell-address="CONSOLIDACAO.G11:CONSOLIDACAO.G11" chart:class="chart:bar">
            <chart:data-point chart:style-name="ch10"/>
          </chart:series>
          <chart:series chart:style-name="ch12" chart:values-cell-range-address="CONSOLIDACAO.D12:CONSOLIDACAO.D12" chart:label-cell-address="CONSOLIDACAO.D11:CONSOLIDACAO.D11" chart:class="chart:bar">
            <chart:data-point chart:style-name="ch10"/>
          </chart:series>
          <chart:series chart:style-name="ch13" chart:values-cell-range-address="CONSOLIDACAO.H12:CONSOLIDACAO.H12" chart:label-cell-address="CONSOLIDACAO.H11:CONSOLIDACAO.H11" chart:class="chart:bar">
            <chart:data-point/>
          </chart:series>
          <chart:series chart:style-name="ch14" chart:values-cell-range-address="CONSOLIDACAO.E12:CONSOLIDACAO.E12" chart:label-cell-address="CONSOLIDACAO.E11:CONSOLIDACAO.E11" chart:class="chart:bar">
            <chart:data-point/>
          </chart:series>
          <chart:series chart:style-name="ch15" chart:values-cell-range-address="CONSOLIDACAO.F12:CONSOLIDACAO.F12" chart:label-cell-address="CONSOLIDACAO.F11:CONSOLIDACAO.F1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orin 16.2
(Nativo)</text:p>
                <draw:g>
                  <svg:desc>CONSOLIDACAO.C11:CONSOLIDACAO.C11</svg:desc>
                </draw:g>
              </table:table-cell>
              <table:table-cell office:value-type="string">
                <text:p>Zorin 16.2
(VM Windows)</text:p>
                <draw:g>
                  <svg:desc>CONSOLIDACAO.G11:CONSOLIDACAO.G11</svg:desc>
                </draw:g>
              </table:table-cell>
              <table:table-cell office:value-type="string">
                <text:p>Fedora 37
(VM Linux)</text:p>
                <draw:g>
                  <svg:desc>CONSOLIDACAO.D11:CONSOLIDACAO.D11</svg:desc>
                </draw:g>
              </table:table-cell>
              <table:table-cell office:value-type="string">
                <text:p>Fedora 37
(VM Windows)</text:p>
                <draw:g>
                  <svg:desc>CONSOLIDACAO.H11:CONSOLIDACAO.H11</svg:desc>
                </draw:g>
              </table:table-cell>
              <table:table-cell office:value-type="string">
                <text:p>Windows
(VM Linux)</text:p>
                <draw:g>
                  <svg:desc>CONSOLIDACAO.E11:CONSOLIDACAO.E11</svg:desc>
                </draw:g>
              </table:table-cell>
              <table:table-cell office:value-type="string">
                <text:p>Windows
(Nativo)</text:p>
                <draw:g>
                  <svg:desc>CONSOLIDACAO.F11:CONSOLIDACAO.F1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9">
                <text:p>109</text:p>
                <draw:g>
                  <svg:desc>CONSOLIDACAO.C12:CONSOLIDACAO.C12</svg:desc>
                </draw:g>
              </table:table-cell>
              <table:table-cell office:value-type="float" office:value="101">
                <text:p>101</text:p>
                <draw:g>
                  <svg:desc>CONSOLIDACAO.G12:CONSOLIDACAO.G12</svg:desc>
                </draw:g>
              </table:table-cell>
              <table:table-cell office:value-type="float" office:value="101">
                <text:p>101</text:p>
                <draw:g>
                  <svg:desc>CONSOLIDACAO.D12:CONSOLIDACAO.D12</svg:desc>
                </draw:g>
              </table:table-cell>
              <table:table-cell office:value-type="float" office:value="103.5">
                <text:p>103.5</text:p>
                <draw:g>
                  <svg:desc>CONSOLIDACAO.H12:CONSOLIDACAO.H12</svg:desc>
                </draw:g>
              </table:table-cell>
              <table:table-cell office:value-type="float" office:value="101">
                <text:p>101</text:p>
                <draw:g>
                  <svg:desc>CONSOLIDACAO.E12:CONSOLIDACAO.E12</svg:desc>
                </draw:g>
              </table:table-cell>
              <table:table-cell office:value-type="float" office:value="99">
                <text:p>99</text:p>
                <draw:g>
                  <svg:desc>CONSOLIDACAO.F12:CONSOLIDACAO.F1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